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search-criteria-must-apply-to-whole-cell="false"/>
      <table:table table:name="corr_2" table:style-name="ta1">
        <table:shapes>
          <draw:frame draw:z-index="0" draw:style-name="gr1" draw:text-style-name="P1" svg:width="526.42pt" svg:height="395.09pt" svg:x="651.97pt" svg:y="18.77pt">
            <loext:p draw:notify-on-update-of-ranges="corr_2.A2:corr_2.A46 corr_2.B1:corr_2.B1 corr_2.B2:corr_2.B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Correlation</text:p>
          </table:table-cell>
          <table:table-cell table:number-columns-repeated="6"/>
        </table:table-row>
        <table:table-row table:style-name="ro1">
          <table:table-cell table:formula="of:=2*[.H2]" office:value-type="float" office:value="2" calcext:value-type="float">
            <text:p>2</text:p>
          </table:table-cell>
          <table:table-cell office:value-type="float" office:value="0.78474756949" calcext:value-type="float">
            <text:p>0.784747569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2*[.H3]" office:value-type="float" office:value="4" calcext:value-type="float">
            <text:p>4</text:p>
          </table:table-cell>
          <table:table-cell office:value-type="float" office:value="0.867325574216" calcext:value-type="float">
            <text:p>0.8673255742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2*[.H4]" office:value-type="float" office:value="6" calcext:value-type="float">
            <text:p>6</text:p>
          </table:table-cell>
          <table:table-cell office:value-type="float" office:value="0.921172434416" calcext:value-type="float">
            <text:p>0.9211724344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2*[.H5]" office:value-type="float" office:value="8" calcext:value-type="float">
            <text:p>8</text:p>
          </table:table-cell>
          <table:table-cell office:value-type="float" office:value="0.941390875544" calcext:value-type="float">
            <text:p>0.9413908755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2*[.H6]" office:value-type="float" office:value="10" calcext:value-type="float">
            <text:p>10</text:p>
          </table:table-cell>
          <table:table-cell office:value-type="float" office:value="0.950106592161" calcext:value-type="float">
            <text:p>0.9501065922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2*[.H7]" office:value-type="float" office:value="12" calcext:value-type="float">
            <text:p>12</text:p>
          </table:table-cell>
          <table:table-cell office:value-type="float" office:value="0.949323331938" calcext:value-type="float">
            <text:p>0.9493233319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2*[.H8]" office:value-type="float" office:value="14" calcext:value-type="float">
            <text:p>14</text:p>
          </table:table-cell>
          <table:table-cell office:value-type="float" office:value="0.967908890593" calcext:value-type="float">
            <text:p>0.9679088906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2*[.H9]" office:value-type="float" office:value="16" calcext:value-type="float">
            <text:p>16</text:p>
          </table:table-cell>
          <table:table-cell office:value-type="float" office:value="0.969195419922" calcext:value-type="float">
            <text:p>0.9691954199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2*[.H10]" office:value-type="float" office:value="18" calcext:value-type="float">
            <text:p>18</text:p>
          </table:table-cell>
          <table:table-cell office:value-type="float" office:value="0.968665328319" calcext:value-type="float">
            <text:p>0.9686653283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2*[.H11]" office:value-type="float" office:value="20" calcext:value-type="float">
            <text:p>20</text:p>
          </table:table-cell>
          <table:table-cell office:value-type="float" office:value="0.975328243885" calcext:value-type="float">
            <text:p>0.9753282439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2*[.H12]" office:value-type="float" office:value="22" calcext:value-type="float">
            <text:p>22</text:p>
          </table:table-cell>
          <table:table-cell office:value-type="float" office:value="0.974002037619" calcext:value-type="float">
            <text:p>0.9740020376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2*[.H13]" office:value-type="float" office:value="24" calcext:value-type="float">
            <text:p>24</text:p>
          </table:table-cell>
          <table:table-cell office:value-type="float" office:value="0.966462980713" calcext:value-type="float">
            <text:p>0.9664629807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2*[.H14]" office:value-type="float" office:value="26" calcext:value-type="float">
            <text:p>26</text:p>
          </table:table-cell>
          <table:table-cell office:value-type="float" office:value="0.973392897173" calcext:value-type="float">
            <text:p>0.9733928972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2*[.H15]" office:value-type="float" office:value="28" calcext:value-type="float">
            <text:p>28</text:p>
          </table:table-cell>
          <table:table-cell office:value-type="float" office:value="0.969029845437" calcext:value-type="float">
            <text:p>0.9690298454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2*[.H16]" office:value-type="float" office:value="30" calcext:value-type="float">
            <text:p>30</text:p>
          </table:table-cell>
          <table:table-cell office:value-type="float" office:value="0.961890820988" calcext:value-type="float">
            <text:p>0.961890821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2*[.H17]" office:value-type="float" office:value="32" calcext:value-type="float">
            <text:p>32</text:p>
          </table:table-cell>
          <table:table-cell office:value-type="float" office:value="0.967061455452" calcext:value-type="float">
            <text:p>0.9670614555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2*[.H18]" office:value-type="float" office:value="34" calcext:value-type="float">
            <text:p>34</text:p>
          </table:table-cell>
          <table:table-cell office:value-type="float" office:value="0.961495640967" calcext:value-type="float">
            <text:p>0.961495641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2*[.H19]" office:value-type="float" office:value="36" calcext:value-type="float">
            <text:p>36</text:p>
          </table:table-cell>
          <table:table-cell office:value-type="float" office:value="0.959583866177" calcext:value-type="float">
            <text:p>0.9595838662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2*[.H20]" office:value-type="float" office:value="38" calcext:value-type="float">
            <text:p>38</text:p>
          </table:table-cell>
          <table:table-cell office:value-type="float" office:value="0.968970262842" calcext:value-type="float">
            <text:p>0.9689702628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2*[.H21]" office:value-type="float" office:value="40" calcext:value-type="float">
            <text:p>40</text:p>
          </table:table-cell>
          <table:table-cell office:value-type="float" office:value="0.970761909523" calcext:value-type="float">
            <text:p>0.9707619095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2*[.H22]" office:value-type="float" office:value="42" calcext:value-type="float">
            <text:p>42</text:p>
          </table:table-cell>
          <table:table-cell office:value-type="float" office:value="0.965616203538" calcext:value-type="float">
            <text:p>0.9656162035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2*[.H23]" office:value-type="float" office:value="44" calcext:value-type="float">
            <text:p>44</text:p>
          </table:table-cell>
          <table:table-cell office:value-type="float" office:value="0.962118497184" calcext:value-type="float">
            <text:p>0.9621184972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2*[.H24]" office:value-type="float" office:value="46" calcext:value-type="float">
            <text:p>46</text:p>
          </table:table-cell>
          <table:table-cell office:value-type="float" office:value="0.962368395225" calcext:value-type="float">
            <text:p>0.9623683952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2*[.H25]" office:value-type="float" office:value="48" calcext:value-type="float">
            <text:p>48</text:p>
          </table:table-cell>
          <table:table-cell office:value-type="float" office:value="0.962968364643" calcext:value-type="float">
            <text:p>0.9629683646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2*[.H26]" office:value-type="float" office:value="50" calcext:value-type="float">
            <text:p>50</text:p>
          </table:table-cell>
          <table:table-cell office:value-type="float" office:value="0.967379198623" calcext:value-type="float">
            <text:p>0.9673791986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2*[.H27]" office:value-type="float" office:value="52" calcext:value-type="float">
            <text:p>52</text:p>
          </table:table-cell>
          <table:table-cell office:value-type="float" office:value="0.967934834693" calcext:value-type="float">
            <text:p>0.9679348347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2*[.H28]" office:value-type="float" office:value="54" calcext:value-type="float">
            <text:p>54</text:p>
          </table:table-cell>
          <table:table-cell office:value-type="float" office:value="0.969057825361" calcext:value-type="float">
            <text:p>0.9690578254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2*[.H29]" office:value-type="float" office:value="56" calcext:value-type="float">
            <text:p>56</text:p>
          </table:table-cell>
          <table:table-cell office:value-type="float" office:value="0.977706590896" calcext:value-type="float">
            <text:p>0.9777065909</text:p>
          </table:table-cell>
          <table:table-cell table:number-columns-repeated="5"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2*[.H30]" office:value-type="float" office:value="58" calcext:value-type="float">
            <text:p>58</text:p>
          </table:table-cell>
          <table:table-cell office:value-type="float" office:value="0.978801386129" calcext:value-type="float">
            <text:p>0.9788013861</text:p>
          </table:table-cell>
          <table:table-cell table:number-columns-repeated="5"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2*[.H31]" office:value-type="float" office:value="60" calcext:value-type="float">
            <text:p>60</text:p>
          </table:table-cell>
          <table:table-cell office:value-type="float" office:value="0.978089301888" calcext:value-type="float">
            <text:p>0.9780893019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2*[.H32]" office:value-type="float" office:value="62" calcext:value-type="float">
            <text:p>62</text:p>
          </table:table-cell>
          <table:table-cell office:value-type="float" office:value="0.978128986477" calcext:value-type="float">
            <text:p>0.9781289865</text:p>
          </table:table-cell>
          <table:table-cell table:number-columns-repeated="5"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2*[.H33]" office:value-type="float" office:value="64" calcext:value-type="float">
            <text:p>64</text:p>
          </table:table-cell>
          <table:table-cell office:value-type="float" office:value="0.978178187341" calcext:value-type="float">
            <text:p>0.9781781873</text:p>
          </table:table-cell>
          <table:table-cell table:number-columns-repeated="5"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2*[.H34]" office:value-type="float" office:value="66" calcext:value-type="float">
            <text:p>66</text:p>
          </table:table-cell>
          <table:table-cell office:value-type="float" office:value="0.978502137704" calcext:value-type="float">
            <text:p>0.9785021377</text:p>
          </table:table-cell>
          <table:table-cell table:number-columns-repeated="5"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2*[.H35]" office:value-type="float" office:value="68" calcext:value-type="float">
            <text:p>68</text:p>
          </table:table-cell>
          <table:table-cell office:value-type="float" office:value="0.978502137704" calcext:value-type="float">
            <text:p>0.9785021377</text:p>
          </table:table-cell>
          <table:table-cell table:number-columns-repeated="5"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2*[.H36]" office:value-type="float" office:value="70" calcext:value-type="float">
            <text:p>70</text:p>
          </table:table-cell>
          <table:table-cell office:value-type="float" office:value="0.980963564992" calcext:value-type="float">
            <text:p>0.980963565</text:p>
          </table:table-cell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2*[.H37]" office:value-type="float" office:value="72" calcext:value-type="float">
            <text:p>72</text:p>
          </table:table-cell>
          <table:table-cell office:value-type="float" office:value="0.980193392664" calcext:value-type="float">
            <text:p>0.9801933927</text:p>
          </table:table-cell>
          <table:table-cell table:number-columns-repeated="5"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2*[.H38]" office:value-type="float" office:value="74" calcext:value-type="float">
            <text:p>74</text:p>
          </table:table-cell>
          <table:table-cell office:value-type="float" office:value="0.980106788622" calcext:value-type="float">
            <text:p>0.9801067886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2*[.H39]" office:value-type="float" office:value="76" calcext:value-type="float">
            <text:p>76</text:p>
          </table:table-cell>
          <table:table-cell office:value-type="float" office:value="0.980106788622" calcext:value-type="float">
            <text:p>0.9801067886</text:p>
          </table:table-cell>
          <table:table-cell table:number-columns-repeated="5"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2*[.H40]" office:value-type="float" office:value="78" calcext:value-type="float">
            <text:p>78</text:p>
          </table:table-cell>
          <table:table-cell office:value-type="float" office:value="0.980015588292" calcext:value-type="float">
            <text:p>0.9800155883</text:p>
          </table:table-cell>
          <table:table-cell table:number-columns-repeated="5"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2*[.H41]" office:value-type="float" office:value="80" calcext:value-type="float">
            <text:p>80</text:p>
          </table:table-cell>
          <table:table-cell office:value-type="float" office:value="0.979816799933" calcext:value-type="float">
            <text:p>0.9798167999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2*[.H42]" office:value-type="float" office:value="82" calcext:value-type="float">
            <text:p>82</text:p>
          </table:table-cell>
          <table:table-cell office:value-type="float" office:value="0.985665643466" calcext:value-type="float">
            <text:p>0.9856656435</text:p>
          </table:table-cell>
          <table:table-cell table:number-columns-repeated="5"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2*[.H43]" office:value-type="float" office:value="84" calcext:value-type="float">
            <text:p>84</text:p>
          </table:table-cell>
          <table:table-cell office:value-type="float" office:value="0.985601772721" calcext:value-type="float">
            <text:p>0.9856017727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2*[.H44]" office:value-type="float" office:value="86" calcext:value-type="float">
            <text:p>86</text:p>
          </table:table-cell>
          <table:table-cell office:value-type="float" office:value="0.986119508629" calcext:value-type="float">
            <text:p>0.9861195086</text:p>
          </table:table-cell>
          <table:table-cell table:number-columns-repeated="5"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2*[.H45]" office:value-type="float" office:value="88" calcext:value-type="float">
            <text:p>88</text:p>
          </table:table-cell>
          <table:table-cell office:value-type="float" office:value="0.986119508629" calcext:value-type="float">
            <text:p>0.9861195086</text:p>
          </table:table-cell>
          <table:table-cell table:number-columns-repeated="5"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2*[.H46]" office:value-type="float" office:value="90" calcext:value-type="float">
            <text:p>90</text:p>
          </table:table-cell>
          <table:table-cell office:value-type="float" office:value="0.98603559852" calcext:value-type="float">
            <text:p>0.9860355985</text:p>
          </table:table-cell>
          <table:table-cell table:number-columns-repeated="5"/>
          <table:table-cell office:value-type="float" office:value="45" calcext:value-type="float">
            <text:p>45</text:p>
          </table:table-cell>
        </table:table-row>
      </table:table>
      <table:table table:name="corr_3" table:style-name="ta1">
        <table:shapes>
          <draw:frame draw:z-index="0" draw:style-name="gr1" draw:text-style-name="P1" svg:width="526.42pt" svg:height="395.09pt" svg:x="651.97pt" svg:y="18.77pt">
            <loext:p draw:notify-on-update-of-ranges="corr_3.A1:corr_3.A1 corr_3.A2:corr_3.A31 corr_3.B1:corr_3.B1 corr_3.B2:corr_3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Correlation</text:p>
          </table:table-cell>
          <table:table-cell table:number-columns-repeated="6"/>
        </table:table-row>
        <table:table-row table:style-name="ro1">
          <table:table-cell table:formula="of:=3*[.H2]" office:value-type="float" office:value="3" calcext:value-type="float">
            <text:p>3</text:p>
          </table:table-cell>
          <table:table-cell office:value-type="float" office:value="0.522968460248" calcext:value-type="float">
            <text:p>0.522968460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3*[.H3]" office:value-type="float" office:value="6" calcext:value-type="float">
            <text:p>6</text:p>
          </table:table-cell>
          <table:table-cell office:value-type="float" office:value="0.520366266716" calcext:value-type="float">
            <text:p>0.5203662667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3*[.H4]" office:value-type="float" office:value="9" calcext:value-type="float">
            <text:p>9</text:p>
          </table:table-cell>
          <table:table-cell office:value-type="float" office:value="0.489775854494" calcext:value-type="float">
            <text:p>0.4897758545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3*[.H5]" office:value-type="float" office:value="12" calcext:value-type="float">
            <text:p>12</text:p>
          </table:table-cell>
          <table:table-cell office:value-type="float" office:value="0.48611230628" calcext:value-type="float">
            <text:p>0.4861123063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3*[.H6]" office:value-type="float" office:value="15" calcext:value-type="float">
            <text:p>15</text:p>
          </table:table-cell>
          <table:table-cell office:value-type="float" office:value="0.467083718816" calcext:value-type="float">
            <text:p>0.4670837188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3*[.H7]" office:value-type="float" office:value="18" calcext:value-type="float">
            <text:p>18</text:p>
          </table:table-cell>
          <table:table-cell office:value-type="float" office:value="0.544264413742" calcext:value-type="float">
            <text:p>0.5442644137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3*[.H8]" office:value-type="float" office:value="21" calcext:value-type="float">
            <text:p>21</text:p>
          </table:table-cell>
          <table:table-cell office:value-type="float" office:value="0.544640034739" calcext:value-type="float">
            <text:p>0.5446400347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3*[.H9]" office:value-type="float" office:value="24" calcext:value-type="float">
            <text:p>24</text:p>
          </table:table-cell>
          <table:table-cell office:value-type="float" office:value="0.44182006968" calcext:value-type="float">
            <text:p>0.4418200697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3*[.H10]" office:value-type="float" office:value="27" calcext:value-type="float">
            <text:p>27</text:p>
          </table:table-cell>
          <table:table-cell office:value-type="float" office:value="0.299248688158" calcext:value-type="float">
            <text:p>0.2992486882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3*[.H11]" office:value-type="float" office:value="30" calcext:value-type="float">
            <text:p>30</text:p>
          </table:table-cell>
          <table:table-cell office:value-type="float" office:value="0.469994224987" calcext:value-type="float">
            <text:p>0.469994225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3*[.H12]" office:value-type="float" office:value="33" calcext:value-type="float">
            <text:p>33</text:p>
          </table:table-cell>
          <table:table-cell office:value-type="float" office:value="0.543511918567" calcext:value-type="float">
            <text:p>0.5435119186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3*[.H13]" office:value-type="float" office:value="36" calcext:value-type="float">
            <text:p>36</text:p>
          </table:table-cell>
          <table:table-cell office:value-type="float" office:value="0.766033198462" calcext:value-type="float">
            <text:p>0.7660331985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3*[.H14]" office:value-type="float" office:value="39" calcext:value-type="float">
            <text:p>39</text:p>
          </table:table-cell>
          <table:table-cell office:value-type="float" office:value="0.859100951639" calcext:value-type="float">
            <text:p>0.8591009516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3*[.H15]" office:value-type="float" office:value="42" calcext:value-type="float">
            <text:p>42</text:p>
          </table:table-cell>
          <table:table-cell office:value-type="float" office:value="0.906601587073" calcext:value-type="float">
            <text:p>0.9066015871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3*[.H16]" office:value-type="float" office:value="45" calcext:value-type="float">
            <text:p>45</text:p>
          </table:table-cell>
          <table:table-cell office:value-type="float" office:value="0.905824116657" calcext:value-type="float">
            <text:p>0.9058241167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3*[.H17]" office:value-type="float" office:value="48" calcext:value-type="float">
            <text:p>48</text:p>
          </table:table-cell>
          <table:table-cell office:value-type="float" office:value="0.905442226281" calcext:value-type="float">
            <text:p>0.9054422263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3*[.H18]" office:value-type="float" office:value="51" calcext:value-type="float">
            <text:p>51</text:p>
          </table:table-cell>
          <table:table-cell office:value-type="float" office:value="0.908256921681" calcext:value-type="float">
            <text:p>0.9082569217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3*[.H19]" office:value-type="float" office:value="54" calcext:value-type="float">
            <text:p>54</text:p>
          </table:table-cell>
          <table:table-cell office:value-type="float" office:value="0.911886595457" calcext:value-type="float">
            <text:p>0.9118865955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3*[.H20]" office:value-type="float" office:value="57" calcext:value-type="float">
            <text:p>57</text:p>
          </table:table-cell>
          <table:table-cell office:value-type="float" office:value="0.92144672359" calcext:value-type="float">
            <text:p>0.9214467236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3*[.H21]" office:value-type="float" office:value="60" calcext:value-type="float">
            <text:p>60</text:p>
          </table:table-cell>
          <table:table-cell office:value-type="float" office:value="0.95588340055" calcext:value-type="float">
            <text:p>0.9558834006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3*[.H22]" office:value-type="float" office:value="63" calcext:value-type="float">
            <text:p>63</text:p>
          </table:table-cell>
          <table:table-cell office:value-type="float" office:value="0.955857089316" calcext:value-type="float">
            <text:p>0.9558570893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3*[.H23]" office:value-type="float" office:value="66" calcext:value-type="float">
            <text:p>66</text:p>
          </table:table-cell>
          <table:table-cell office:value-type="float" office:value="0.955891547967" calcext:value-type="float">
            <text:p>0.955891548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3*[.H24]" office:value-type="float" office:value="69" calcext:value-type="float">
            <text:p>69</text:p>
          </table:table-cell>
          <table:table-cell office:value-type="float" office:value="0.959691428837" calcext:value-type="float">
            <text:p>0.9596914288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3*[.H25]" office:value-type="float" office:value="72" calcext:value-type="float">
            <text:p>72</text:p>
          </table:table-cell>
          <table:table-cell office:value-type="float" office:value="0.981805753428" calcext:value-type="float">
            <text:p>0.9818057534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3*[.H26]" office:value-type="float" office:value="75" calcext:value-type="float">
            <text:p>75</text:p>
          </table:table-cell>
          <table:table-cell office:value-type="float" office:value="0.981781542649" calcext:value-type="float">
            <text:p>0.9817815426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3*[.H27]" office:value-type="float" office:value="78" calcext:value-type="float">
            <text:p>78</text:p>
          </table:table-cell>
          <table:table-cell office:value-type="float" office:value="0.981756292252" calcext:value-type="float">
            <text:p>0.9817562923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3*[.H28]" office:value-type="float" office:value="81" calcext:value-type="float">
            <text:p>81</text:p>
          </table:table-cell>
          <table:table-cell office:value-type="float" office:value="0.98332732725" calcext:value-type="float">
            <text:p>0.9833273273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3*[.H29]" office:value-type="float" office:value="84" calcext:value-type="float">
            <text:p>84</text:p>
          </table:table-cell>
          <table:table-cell office:value-type="float" office:value="0.984160634973" calcext:value-type="float">
            <text:p>0.984160635</text:p>
          </table:table-cell>
          <table:table-cell table:number-columns-repeated="5"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3*[.H30]" office:value-type="float" office:value="87" calcext:value-type="float">
            <text:p>87</text:p>
          </table:table-cell>
          <table:table-cell office:value-type="float" office:value="0.984098278953" calcext:value-type="float">
            <text:p>0.984098279</text:p>
          </table:table-cell>
          <table:table-cell table:number-columns-repeated="5"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3*[.H31]" office:value-type="float" office:value="90" calcext:value-type="float">
            <text:p>90</text:p>
          </table:table-cell>
          <table:table-cell office:value-type="float" office:value="0.984064638346" calcext:value-type="float">
            <text:p>0.9840646383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08:00:39.603604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4T08:08:28.718234982</dc:date>
    <meta:editing-duration>PT26M54S</meta:editing-duration>
    <meta:editing-cycles>4</meta:editing-cycles>
    <meta:generator>LibreOffice/5.0.3.2$Linux_X86_64 LibreOffice_project/00m0$Build-2</meta:generator>
    <meta:document-statistic meta:table-count="2" meta:cell-count="2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5" chart:maximum="1" chart:origin="0" chart:interval-major="0.0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72cm" svg:height="13.939cm" xlink:href=".." xlink:type="simple" chart:class="chart:line" chart:style-name="ch1">
        <chart:title svg:x="0cm" svg:y="0cm" chart:style-name="ch2">
          <text:p/>
        </chart:title>
        <chart:plot-area chart:style-name="ch3" table:cell-range-address="corr_3.A1:corr_3.B31" chart:data-source-has-labels="both" svg:x="1.709cm" svg:y="0.278cm" svg:width="16.492cm" svg:height="12.075cm">
          <chartooo:coordinate-region svg:x="2.669cm" svg:y="0.278cm" svg:width="15.268cm" svg:height="11.441cm"/>
          <chart:axis chart:dimension="x" chart:name="primary-x" chart:style-name="ch4" chartooo:axis-type="auto">
            <chartooo:date-scale/>
            <chart:title svg:x="8.035cm" svg:y="12.632cm" chart:style-name="ch5">
              <text:p>Cut-off Threshold</text:p>
            </chart:title>
            <chart:categories table:cell-range-address="corr_3.A2:corr_3.A31"/>
            <chart:grid chart:style-name="ch6" chart:class="major"/>
          </chart:axis>
          <chart:axis chart:dimension="y" chart:name="primary-y" chart:style-name="ch7">
            <chart:title svg:x="0.451cm" svg:y="7.556cm" chart:style-name="ch8">
              <text:p>R Squared</text:p>
            </chart:title>
            <chart:grid chart:style-name="ch6" chart:class="major"/>
          </chart:axis>
          <chart:series chart:style-name="ch9" chart:values-cell-range-address="corr_3.B2:corr_3.B31" chart:label-cell-address="corr_3.B1:corr_3.B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  <draw:g>
                  <svg:desc>corr_3.B1:corr_3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corr_3.A2:corr_3.A31</svg:desc>
                </draw:g>
              </table:table-cell>
              <table:table-cell office:value-type="float" office:value="0.522968460248">
                <text:p>0.522968460248</text:p>
                <draw:g>
                  <svg:desc>corr_3.B2:corr_3.B3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20366266716">
                <text:p>0.5203662667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89775854494">
                <text:p>0.4897758544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8611230628">
                <text:p>0.486112306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67083718816">
                <text:p>0.4670837188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44264413742">
                <text:p>0.54426441374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544640034739">
                <text:p>0.54464003473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4182006968">
                <text:p>0.441820069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99248688158">
                <text:p>0.2992486881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69994224987">
                <text:p>0.4699942249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543511918567">
                <text:p>0.54351191856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766033198462">
                <text:p>0.76603319846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859100951639">
                <text:p>0.85910095163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906601587073">
                <text:p>0.90660158707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905824116657">
                <text:p>0.9058241166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05442226281">
                <text:p>0.90544222628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908256921681">
                <text:p>0.90825692168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11886595457">
                <text:p>0.9118865954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92144672359">
                <text:p>0.921446723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588340055">
                <text:p>0.9558834005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955857089316">
                <text:p>0.95585708931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955891547967">
                <text:p>0.9558915479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959691428837">
                <text:p>0.95969142883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981805753428">
                <text:p>0.98180575342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81781542649">
                <text:p>0.98178154264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981756292252">
                <text:p>0.98175629225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98332732725">
                <text:p>0.983327327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984160634973">
                <text:p>0.98416063497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984098278953">
                <text:p>0.9840982789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4064638346">
                <text:p>0.984064638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5" chart:maximum="1" chart:origin="0" chart:interval-major="0.0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72cm" svg:height="13.939cm" xlink:href=".." xlink:type="simple" chart:class="chart:line" chart:style-name="ch1">
        <chart:title svg:x="0cm" svg:y="0cm" chart:style-name="ch2">
          <text:p/>
        </chart:title>
        <chart:plot-area chart:style-name="ch3" table:cell-range-address="corr_2.A1:corr_2.B46" chart:data-source-has-labels="both" svg:x="1.709cm" svg:y="0.278cm" svg:width="16.492cm" svg:height="12.075cm">
          <chartooo:coordinate-region svg:x="2.669cm" svg:y="0.278cm" svg:width="15.268cm" svg:height="11.056cm"/>
          <chart:axis chart:dimension="x" chart:name="primary-x" chart:style-name="ch4" chartooo:axis-type="auto">
            <chartooo:date-scale/>
            <chart:title svg:x="8.035cm" svg:y="12.632cm" chart:style-name="ch5">
              <text:p>Cut-off Threshold</text:p>
            </chart:title>
            <chart:categories table:cell-range-address="corr_2.A2:corr_2.A46"/>
            <chart:grid chart:style-name="ch6" chart:class="major"/>
          </chart:axis>
          <chart:axis chart:dimension="y" chart:name="primary-y" chart:style-name="ch7">
            <chart:title svg:x="0.451cm" svg:y="7.556cm" chart:style-name="ch8">
              <text:p>R Squared</text:p>
            </chart:title>
            <chart:grid chart:style-name="ch6" chart:class="major"/>
          </chart:axis>
          <chart:series chart:style-name="ch9" chart:values-cell-range-address="corr_2.B2:corr_2.B46" chart:label-cell-address="corr_2.B1:corr_2.B1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  <draw:g>
                  <svg:desc>corr_2.B1:corr_2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corr_2.A2:corr_2.A46</svg:desc>
                </draw:g>
              </table:table-cell>
              <table:table-cell office:value-type="float" office:value="0.78474756949">
                <text:p>0.78474756949</text:p>
                <draw:g>
                  <svg:desc>corr_2.B2:corr_2.B4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67325574216">
                <text:p>0.8673255742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21172434416">
                <text:p>0.9211724344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41390875544">
                <text:p>0.9413908755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0106592161">
                <text:p>0.9501065921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49323331938">
                <text:p>0.94932333193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67908890593">
                <text:p>0.9679088905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69195419922">
                <text:p>0.96919541992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68665328319">
                <text:p>0.9686653283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5328243885">
                <text:p>0.97532824388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974002037619">
                <text:p>0.97400203761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66462980713">
                <text:p>0.9664629807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73392897173">
                <text:p>0.97339289717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969029845437">
                <text:p>0.9690298454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61890820988">
                <text:p>0.9618908209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67061455452">
                <text:p>0.96706145545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961495640967">
                <text:p>0.96149564096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959583866177">
                <text:p>0.95958386617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968970262842">
                <text:p>0.9689702628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70761909523">
                <text:p>0.97076190952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965616203538">
                <text:p>0.96561620353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962118497184">
                <text:p>0.96211849718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962368395225">
                <text:p>0.96236839522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62968364643">
                <text:p>0.9629683646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67379198623">
                <text:p>0.96737919862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967934834693">
                <text:p>0.96793483469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69057825361">
                <text:p>0.9690578253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977706590896">
                <text:p>0.97770659089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978801386129">
                <text:p>0.9788013861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8089301888">
                <text:p>0.97808930188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978128986477">
                <text:p>0.9781289864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78178187341">
                <text:p>0.97817818734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978502137704">
                <text:p>0.97850213770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978502137704">
                <text:p>0.9785021377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0963564992">
                <text:p>0.98096356499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980193392664">
                <text:p>0.98019339266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980106788622">
                <text:p>0.98010678862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980106788622">
                <text:p>0.9801067886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980015588292">
                <text:p>0.9800155882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79816799933">
                <text:p>0.9798167999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985665643466">
                <text:p>0.98566564346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985601772721">
                <text:p>0.98560177272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986119508629">
                <text:p>0.98611950862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986119508629">
                <text:p>0.9861195086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603559852">
                <text:p>0.98603559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